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3f2" officeooo:paragraph-rsid="0013f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 de Zidan : https://the-dark-zidan.github.io/portfolio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6T21:48:23.455000000</meta:creation-date>
    <dc:date>2025-06-16T21:48:52.660000000</dc:date>
    <meta:editing-duration>PT29S</meta:editing-duration>
    <meta:editing-cycles>1</meta:editing-cycles>
    <meta:document-statistic meta:table-count="0" meta:image-count="0" meta:object-count="0" meta:page-count="1" meta:paragraph-count="1" meta:word-count="5" meta:character-count="64" meta:non-whitespace-character-count="60"/>
    <meta:generator>LibreOffice/7.2.2.2$Windows_X86_64 LibreOffice_project/02b2acce88a210515b4a5bb2e46cbfb63fe97d56</meta:generator>
  </office:meta>
</office:document-meta>
</file>